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80cf" officeooo:paragraph-rsid="001e489f"/>
    </style:style>
    <style:style style:name="P2" style:family="paragraph" style:parent-style-name="Standard">
      <style:text-properties officeooo:rsid="001a80cf" officeooo:paragraph-rsid="001e95e4"/>
    </style:style>
    <style:style style:name="P3" style:family="paragraph" style:parent-style-name="Standard">
      <style:text-properties fo:font-size="8pt" fo:language="en" fo:country="US" officeooo:rsid="001c1d36" officeooo:paragraph-rsid="001c1d36" style:font-size-asian="8pt" style:font-size-complex="8pt"/>
    </style:style>
    <style:style style:name="P4" style:family="paragraph" style:parent-style-name="Standard">
      <style:text-properties fo:font-size="9pt" fo:language="en" fo:country="US" fo:font-weight="normal" officeooo:rsid="001c1d36" officeooo:paragraph-rsid="001c1d36" style:font-size-asian="9pt" style:font-weight-asian="normal" style:font-size-complex="9pt" style:font-weight-complex="normal"/>
    </style:style>
    <style:style style:name="P5" style:family="paragraph" style:parent-style-name="Standard">
      <style:text-properties fo:font-size="9pt" fo:language="en" fo:country="US" fo:font-weight="normal" officeooo:rsid="001c1d36" officeooo:paragraph-rsid="0024f457" style:font-size-asian="9pt" style:font-weight-asian="normal" style:font-size-complex="9pt" style:font-weight-complex="normal"/>
    </style:style>
    <style:style style:name="P6" style:family="paragraph" style:parent-style-name="Standard">
      <style:text-properties fo:font-size="9pt" fo:language="en" fo:country="US" officeooo:rsid="001c1d36" officeooo:paragraph-rsid="001c1d36" style:font-size-asian="9pt" style:font-size-complex="9pt"/>
    </style:style>
    <style:style style:name="P7" style:family="paragraph" style:parent-style-name="Standard">
      <style:text-properties fo:font-size="9pt" fo:language="en" fo:country="US" officeooo:rsid="001cb8c1" officeooo:paragraph-rsid="001cb8c1" style:font-size-asian="9pt" style:font-size-complex="9pt"/>
    </style:style>
    <style:style style:name="P8" style:family="paragraph" style:parent-style-name="Standard">
      <style:text-properties fo:font-size="9pt" fo:language="en" fo:country="US" officeooo:rsid="001e489f" officeooo:paragraph-rsid="001e489f" style:font-size-asian="9pt" style:font-size-complex="9pt"/>
    </style:style>
    <style:style style:name="P9" style:family="paragraph" style:parent-style-name="Standard">
      <style:text-properties fo:font-size="9pt" fo:language="en" fo:country="US" officeooo:rsid="0024f457" officeooo:paragraph-rsid="0024f457" style:font-size-asian="9pt" style:font-size-complex="9pt"/>
    </style:style>
    <style:style style:name="P10" style:family="paragraph" style:parent-style-name="Standard">
      <style:text-properties fo:font-size="9pt" fo:language="en" fo:country="US" fo:font-weight="bold" officeooo:rsid="001c1d36" officeooo:paragraph-rsid="001c1d36" style:font-size-asian="9pt" style:font-weight-asian="bold" style:font-size-complex="9pt" style:font-weight-complex="bold"/>
    </style:style>
    <style:style style:name="P11" style:family="paragraph" style:parent-style-name="Standard">
      <style:text-properties fo:font-size="9pt" fo:language="en" fo:country="US" fo:font-weight="bold" officeooo:rsid="001c1d36" officeooo:paragraph-rsid="0024f457" style:font-size-asian="9pt" style:font-weight-asian="bold" style:font-size-complex="9pt" style:font-weight-complex="bold"/>
    </style:style>
    <style:style style:name="P12" style:family="paragraph" style:parent-style-name="Standard">
      <style:text-properties fo:font-size="9pt" fo:language="en" fo:country="US" fo:font-weight="bold" officeooo:rsid="001cb8c1" officeooo:paragraph-rsid="001cb8c1" style:font-size-asian="9pt" style:font-weight-asian="bold" style:font-size-complex="9pt" style:font-weight-complex="bold"/>
    </style:style>
    <style:style style:name="P13" style:family="paragraph" style:parent-style-name="Standard">
      <style:text-properties fo:font-size="9pt" fo:language="en" fo:country="US" fo:font-style="italic" officeooo:rsid="001cb8c1" officeooo:paragraph-rsid="001cb8c1" style:font-size-asian="9pt" style:font-style-asian="italic" style:font-size-complex="9pt" style:font-style-complex="italic"/>
    </style:style>
    <style:style style:name="P14" style:family="paragraph" style:parent-style-name="Standard">
      <style:text-properties fo:font-size="9pt" fo:language="en" fo:country="US" fo:font-style="italic" officeooo:rsid="001cb8c1" officeooo:paragraph-rsid="001e489f" style:font-size-asian="9pt" style:font-style-asian="italic" style:font-size-complex="9pt" style:font-style-complex="italic"/>
    </style:style>
    <style:style style:name="P15" style:family="paragraph" style:parent-style-name="Standard">
      <style:text-properties fo:font-size="9pt" fo:language="en" fo:country="US" fo:font-style="italic" officeooo:rsid="001e489f" officeooo:paragraph-rsid="001e489f" style:font-size-asian="9pt" style:font-style-asian="italic" style:font-size-complex="9pt" style:font-style-complex="italic"/>
    </style:style>
    <style:style style:name="P16" style:family="paragraph" style:parent-style-name="Standard">
      <style:text-properties fo:font-size="9pt" fo:language="en" fo:country="US" fo:font-style="italic" officeooo:rsid="0024f457" officeooo:paragraph-rsid="0024f457" style:font-size-asian="9pt" style:font-style-asian="italic" style:font-size-complex="9pt" style:font-style-complex="italic"/>
    </style:style>
    <style:style style:name="P17" style:family="paragraph" style:parent-style-name="Standard">
      <style:text-properties fo:font-size="9pt" fo:language="en" fo:country="US" fo:font-style="normal" officeooo:rsid="001e489f" officeooo:paragraph-rsid="001e489f" style:font-size-asian="9pt" style:font-style-asian="normal" style:font-size-complex="9pt" style:font-style-complex="normal"/>
    </style:style>
    <style:style style:name="P18" style:family="paragraph" style:parent-style-name="Standard">
      <style:text-properties fo:font-size="9pt" fo:language="en" fo:country="US" fo:font-style="normal" officeooo:rsid="001e95e4" officeooo:paragraph-rsid="001e95e4" style:font-size-asian="9pt" style:font-style-asian="normal" style:font-size-complex="9pt" style:font-style-complex="normal"/>
    </style:style>
    <style:style style:name="P19" style:family="paragraph" style:parent-style-name="Standard">
      <style:text-properties fo:font-size="9pt" fo:language="en" fo:country="US" fo:font-style="normal" officeooo:rsid="001eb1de" officeooo:paragraph-rsid="001eb1de" style:font-size-asian="9pt" style:font-style-asian="normal" style:font-size-complex="9pt" style:font-style-complex="normal"/>
    </style:style>
    <style:style style:name="P20" style:family="paragraph" style:parent-style-name="Standard">
      <style:text-properties fo:font-size="9pt" fo:language="en" fo:country="US" fo:font-style="normal" officeooo:rsid="001eb1de" officeooo:paragraph-rsid="00206271" style:font-size-asian="9pt" style:font-style-asian="normal" style:font-size-complex="9pt" style:font-style-complex="normal"/>
    </style:style>
    <style:style style:name="P21" style:family="paragraph" style:parent-style-name="Standard">
      <style:text-properties fo:font-size="9pt" fo:language="en" fo:country="US" fo:font-style="normal" officeooo:rsid="00206271" officeooo:paragraph-rsid="00206271" style:font-size-asian="9pt" style:font-style-asian="normal" style:font-size-complex="9pt" style:font-style-complex="normal"/>
    </style:style>
    <style:style style:name="P22" style:family="paragraph" style:parent-style-name="Standard" style:list-style-name="L1">
      <style:text-properties fo:font-size="9pt" fo:language="en" fo:country="US" fo:font-style="normal" officeooo:rsid="00206271" officeooo:paragraph-rsid="00206271" style:font-size-asian="9pt" style:font-style-asian="normal" style:font-size-complex="9pt" style:font-style-complex="normal"/>
    </style:style>
    <style:style style:name="P23" style:family="paragraph" style:parent-style-name="Standard">
      <style:text-properties fo:font-size="9pt" fo:language="en" fo:country="US" fo:font-style="normal" fo:font-weight="normal" officeooo:rsid="001eb1de" officeooo:paragraph-rsid="00206271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L1">
      <style:text-properties fo:font-size="9pt" fo:language="en" fo:country="US" fo:font-style="normal" fo:font-weight="normal" officeooo:rsid="001eb1de" officeooo:paragraph-rsid="00206271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L1">
      <style:text-properties fo:font-size="9pt" fo:language="en" fo:country="US" fo:font-style="normal" fo:font-weight="normal" officeooo:rsid="00206271" officeooo:paragraph-rsid="00206271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text-properties officeooo:rsid="001cb8c1" officeooo:paragraph-rsid="001cb8c1"/>
    </style:style>
    <style:style style:name="P27" style:family="paragraph" style:parent-style-name="Standard">
      <style:text-properties fo:language="en" fo:country="US" officeooo:rsid="001a80cf" officeooo:paragraph-rsid="001a80cf"/>
    </style:style>
    <style:style style:name="P28" style:family="paragraph" style:parent-style-name="Standard">
      <style:text-properties fo:language="en" fo:country="US" officeooo:rsid="001a80cf" officeooo:paragraph-rsid="001cb8c1"/>
    </style:style>
    <style:style style:name="P29" style:family="paragraph" style:parent-style-name="Standard">
      <style:text-properties fo:language="en" fo:country="US" officeooo:rsid="001cb8c1" officeooo:paragraph-rsid="001cb8c1"/>
    </style:style>
    <style:style style:name="P30" style:family="paragraph" style:parent-style-name="Standard">
      <style:text-properties fo:language="en" fo:country="US" fo:font-weight="bold" officeooo:rsid="001a80cf" officeooo:paragraph-rsid="001a80cf" style:font-weight-asian="bold" style:font-weight-complex="bold"/>
    </style:style>
    <style:style style:name="P31" style:family="paragraph" style:parent-style-name="Standard">
      <style:text-properties fo:language="en" fo:country="US" style:text-underline-style="solid" style:text-underline-width="auto" style:text-underline-color="font-color" officeooo:rsid="001c1d36" officeooo:paragraph-rsid="001c1d36"/>
    </style:style>
    <style:style style:name="P32" style:family="paragraph" style:parent-style-name="Standard">
      <style:text-properties fo:language="en" fo:country="US" officeooo:rsid="001c1d36" officeooo:paragraph-rsid="001c1d36"/>
    </style:style>
    <style:style style:name="P33" style:family="paragraph" style:parent-style-name="Standard">
      <style:text-properties fo:language="en" fo:country="US" officeooo:rsid="001e489f" officeooo:paragraph-rsid="001e489f"/>
    </style:style>
    <style:style style:name="P34" style:family="paragraph" style:parent-style-name="Standard">
      <style:text-properties fo:language="en" fo:country="US" officeooo:rsid="001eb1de" officeooo:paragraph-rsid="001eb1de"/>
    </style:style>
    <style:style style:name="P35" style:family="paragraph" style:parent-style-name="Standard">
      <style:text-properties fo:language="en" fo:country="US" fo:font-style="italic" officeooo:rsid="001eb1de" officeooo:paragraph-rsid="001eb1de" style:font-style-asian="italic" style:font-style-complex="italic"/>
    </style:style>
    <style:style style:name="P36" style:family="paragraph" style:parent-style-name="Standard">
      <style:text-properties fo:language="en" fo:country="US" officeooo:paragraph-rsid="001cb8c1"/>
    </style:style>
    <style:style style:name="P37" style:family="paragraph" style:parent-style-name="Standard">
      <style:paragraph-properties fo:break-before="page"/>
      <style:text-properties fo:font-size="9pt" fo:language="en" fo:country="US" fo:font-style="normal" officeooo:rsid="001eb1de" officeooo:paragraph-rsid="001eb1de" style:font-size-asian="9pt" style:font-style-asian="normal" style:font-size-complex="9pt" style:font-style-complex="normal"/>
    </style:style>
    <style:style style:name="P38" style:family="paragraph" style:parent-style-name="Heading_20_1">
      <style:text-properties fo:language="en" fo:country="US"/>
    </style:style>
    <style:style style:name="P39" style:family="paragraph" style:parent-style-name="Heading_20_1">
      <style:paragraph-properties fo:break-before="page"/>
      <style:text-properties fo:language="en" fo:country="US"/>
    </style:style>
    <style:style style:name="P40" style:family="paragraph" style:parent-style-name="Title">
      <style:text-properties fo:language="en" fo:country="US"/>
    </style:style>
    <style:style style:name="P41" style:family="paragraph" style:parent-style-name="Heading_20_2" style:list-style-name=""/>
    <style:style style:name="P42" style:family="paragraph" style:parent-style-name="Heading_20_2">
      <style:paragraph-properties fo:break-before="page"/>
    </style:style>
    <style:style style:name="P43" style:family="paragraph" style:parent-style-name="Footer">
      <style:text-properties officeooo:rsid="0020fc24" officeooo:paragraph-rsid="0020fc24"/>
    </style:style>
    <style:style style:name="P4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a80cf"/>
    </style:style>
    <style:style style:name="T2" style:family="text">
      <style:text-properties officeooo:rsid="001c1d3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489f" style:font-weight-asian="bold" style:font-weight-complex="bold"/>
    </style:style>
    <style:style style:name="T5" style:family="text">
      <style:text-properties fo:font-weight="bold" officeooo:rsid="001e95e4" style:font-weight-asian="bold" style:font-weight-complex="bold"/>
    </style:style>
    <style:style style:name="T6" style:family="text">
      <style:text-properties fo:font-weight="bold" officeooo:rsid="001a80cf" style:font-weight-asian="bold" style:font-weight-complex="bold"/>
    </style:style>
    <style:style style:name="T7" style:family="text">
      <style:text-properties fo:font-weight="bold" officeooo:rsid="00206271" style:font-weight-asian="bold" style:font-weight-complex="bold"/>
    </style:style>
    <style:style style:name="T8" style:family="text">
      <style:text-properties fo:font-weight="bold" officeooo:rsid="002448b7" style:font-weight-asian="bold" style:font-weight-complex="bold"/>
    </style:style>
    <style:style style:name="T9" style:family="text">
      <style:text-properties officeooo:rsid="001cb8c1"/>
    </style:style>
    <style:style style:name="T10" style:family="text">
      <style:text-properties officeooo:rsid="001e489f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e489f"/>
    </style:style>
    <style:style style:name="T14" style:family="text">
      <style:text-properties fo:language="en" fo:country="US" officeooo:rsid="001e95e4"/>
    </style:style>
    <style:style style:name="T15" style:family="text">
      <style:text-properties fo:language="en" fo:country="US" officeooo:rsid="0024f457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officeooo:rsid="001e95e4"/>
    </style:style>
    <style:style style:name="T18" style:family="text">
      <style:text-properties officeooo:rsid="001eb1d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206271"/>
    </style:style>
    <style:style style:name="T21" style:family="text">
      <style:text-properties officeooo:rsid="0020fc24"/>
    </style:style>
    <style:style style:name="T22" style:family="text">
      <style:text-properties officeooo:rsid="002448b7"/>
    </style:style>
    <style:style style:name="T23" style:family="text">
      <style:text-properties officeooo:rsid="0024f457"/>
    </style:style>
    <style:style style:name="T24" style:family="text">
      <style:text-properties officeooo:rsid="002642b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Using Sparkfun library <text:span text:style-name="T2">UBLOX GPS library for SODAQ</text:span></text:p>
      <text:p text:style-name="P27"/>
      <text:p text:style-name="P2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115_1049691632" text:style-name="Index_20_Link" text:visited-style-name="Index_20_Link">Background<text:tab/>1</text:a></text:p>
          <text:p text:style-name="P46"><text:a xlink:type="simple" xlink:href="#__RefHeading___Toc117_1049691632" text:style-name="Index_20_Link" text:visited-style-name="Index_20_Link">1. (MUST DO) Hardware enablement<text:tab/>2</text:a></text:p>
          <text:p text:style-name="P44"><text:a xlink:type="simple" xlink:href="#__RefHeading___Toc184_1049691632" text:style-name="Index_20_Link" text:visited-style-name="Index_20_Link">1.1 Change to library<text:tab/>2</text:a></text:p>
          <text:p text:style-name="P44"><text:a xlink:type="simple" xlink:href="#__RefHeading___Toc186_1049691632" text:style-name="Index_20_Link" text:visited-style-name="Index_20_Link">1.2 OR Change to sketch<text:tab/>2</text:a></text:p>
          <text:p text:style-name="P46"><text:a xlink:type="simple" xlink:href="#__RefHeading___Toc119_1049691632" text:style-name="Index_20_Link" text:visited-style-name="Index_20_Link">2. (Optional) checkUblox errors<text:tab/>3</text:a></text:p>
          <text:p text:style-name="P46"><text:a xlink:type="simple" xlink:href="#__RefHeading___Toc121_1049691632" text:style-name="Index_20_Link" text:visited-style-name="Index_20_Link">3. (Optional) NMEA messages not showing<text:tab/>3</text:a></text:p>
          <text:p text:style-name="P46"><text:a xlink:type="simple" xlink:href="#__RefHeading___Toc131_1049691632" text:style-name="Index_20_Link" text:visited-style-name="Index_20_Link">4. (INFO) save configuration<text:tab/>3</text:a></text:p>
          <text:p text:style-name="P46"><text:a xlink:type="simple" xlink:href="#__RefHeading___Toc123_1049691632" text:style-name="Index_20_Link" text:visited-style-name="Index_20_Link">5. (Optional) getting firmware information<text:tab/>3</text:a></text:p>
          <text:p text:style-name="P44"><text:a xlink:type="simple" xlink:href="#__RefHeading___Toc125_1049691632" text:style-name="Index_20_Link" text:visited-style-name="Index_20_Link">5.1 Changes to an example sketch<text:tab/>4</text:a></text:p>
          <text:p text:style-name="P45"><text:a xlink:type="simple" xlink:href="#__RefHeading___Toc133_1049691632" text:style-name="Index_20_Link" text:visited-style-name="Index_20_Link">5.1.1 Add the following routine :<text:tab/>4</text:a></text:p>
          <text:p text:style-name="P45"><text:a xlink:type="simple" xlink:href="#__RefHeading___Toc135_1049691632" text:style-name="Index_20_Link" text:visited-style-name="Index_20_Link">5.1.2 Add at the end of setup :<text:tab/>4</text:a></text:p>
          <text:p text:style-name="P44"><text:a xlink:type="simple" xlink:href="#__RefHeading___Toc127_1049691632" text:style-name="Index_20_Link" text:visited-style-name="Index_20_Link">5.2 Sparkfun_Ublox_Arduino_library.h<text:tab/>4</text:a></text:p>
          <text:p text:style-name="P44"><text:a xlink:type="simple" xlink:href="#__RefHeading___Toc129_1049691632" text:style-name="Index_20_Link" text:visited-style-name="Index_20_Link">5.3 Sparkfun_Ublox_Arduino_library.cpp<text:tab/>5</text:a></text:p>
        </text:index-body>
      </text:table-of-content>
      <text:p text:style-name="P27"/>
      <text:p text:style-name="P27"/>
      <text:h text:style-name="P38" text:outline-level="1"><text:bookmark-start text:name="__RefHeading___Toc115_1049691632"/>Background<text:bookmark-end text:name="__RefHeading___Toc115_1049691632"/></text:h>
      <text:p text:style-name="P27"/>
      <text:p text:style-name="P27">The SODAQ board contains a SAM-M8Q Ublox GNSS / GPS receiver. This receiver <text:span text:style-name="T17">is very comprehensive and </text:span>can be configured to your needs, but has limited examples from SODAQ. </text:p>
      <text:p text:style-name="P27"/>
      <text:p text:style-name="P2"><text:span text:style-name="T12">Sparkfun (</text:span><text:a xlink:type="simple" xlink:href="http://www.sparkfun.com/" text:style-name="Internet_20_link" text:visited-style-name="Visited_20_Internet_20_Link">www.sparkfun.com</text:a><text:span text:style-name="T12">) is a supplier of many different boards and sensors, which it supports with many </text:span><text:span text:style-name="T15">(great)</text:span><text:span text:style-name="T12"> libraries. They also have boards with Ublox GNSS / GPS receiver, including the SAM-M8Q </text:span><text:span text:style-name="T13">(</text:span><text:a xlink:type="simple" xlink:href="https://www.sparkfun.com/products/15210" text:style-name="Internet_20_link" text:visited-style-name="Visited_20_Internet_20_Link"><text:span text:style-name="T13">https://www.sparkfun.com/products/15210</text:span></text:a><text:span text:style-name="T13">)</text:span><text:span text:style-name="T12">. </text:span></text:p>
      <text:p text:style-name="P1"><text:span text:style-name="T12"/></text:p>
      <text:p text:style-name="P2"><text:span text:style-name="T12">Their library </text:span><text:span text:style-name="T14">(</text:span><text:a xlink:type="simple" xlink:href="https://github.com/sparkfun/SparkFun_Ublox_Arduino_Library" text:style-name="Internet_20_link" text:visited-style-name="Visited_20_Internet_20_Link"><text:span text:style-name="T14">https://github.com/sparkfun/SparkFun_Ublox_Arduino_Library</text:span></text:a><text:span text:style-name="T14">) </text:span><text:span text:style-name="T12">is very complete and can be used with </text:span><text:span text:style-name="T16">minor</text:span><text:span text:style-name="T12"> adjustment for the SODAQ board.</text:span></text:p>
      <text:p text:style-name="P27"/>
      <text:p text:style-name="P27">This document describes the <text:span text:style-name="T4">m</text:span><text:span text:style-name="T5">u</text:span><text:span text:style-name="T4">st-do change</text:span><text:span text:style-name="T10"> and optional </text:span>changes.</text:p>
      <text:p text:style-name="P27"/>
      <text:p text:style-name="P29">1 May 2020 / <text:span text:style-name="T21">version 1.0</text:span></text:p>
      <text:p text:style-name="P29"/>
      <text:p text:style-name="P29">Paul van Haastrecht</text:p>
      <text:p text:style-name="P26"><text:a xlink:type="simple" xlink:href="mailto:paulvha@hotmail.com" text:style-name="Internet_20_link" text:visited-style-name="Visited_20_Internet_20_Link"><text:span text:style-name="T12">paulvha@hotmail.com</text:span></text:a></text:p>
      <text:p text:style-name="P36"/>
      <text:h text:style-name="P39" text:outline-level="1"><text:bookmark-start text:name="__RefHeading___Toc117_1049691632"/><text:span text:style-name="T20">1. (MUST DO) </text:span>Hardware enablement <text:bookmark-end text:name="__RefHeading___Toc117_1049691632"/></text:h>
      <text:p text:style-name="P33"/>
      <text:p text:style-name="P34">If you use the <text:span text:style-name="T20">Sparkfun l</text:span>ibrary as-is you will get an error:</text:p>
      <text:p text:style-name="P35">Ublox GPS not detected at default I2C address. Please check wiring. Freezing.</text:p>
      <text:p text:style-name="P34"/>
      <text:p text:style-name="P28">Unlike the Sparkfun boards, the SAM-M8Q needs to be “turned-on” <text:span text:style-name="T17">on the</text:span> SODAQ board. <text:span text:style-name="T18">Turning-on is applying power and the SAM-M8Q needs time to start and stabilize. The 2000mS delay gave stable performance. </text:span></text:p>
      <text:p text:style-name="P28"/>
      <text:h text:style-name="Heading_20_2" text:outline-level="2"><text:bookmark-start text:name="__RefHeading___Toc184_1049691632"/>1.1 <text:span text:style-name="T23">C</text:span>hange to library<text:bookmark-end text:name="__RefHeading___Toc184_1049691632"/></text:h>
      <text:p text:style-name="P28">The following code needs to be added in <text:span text:style-name="T3">Sparkfun_Ublox_Arduino_library.cpp</text:span> <text:s/>with the call</text:p>
      <text:p text:style-name="P30">begin(TwoWire &amp;wirePort, uint8_t deviceAddress).</text:p>
      <text:p text:style-name="P27"/>
      <text:p text:style-name="P31">Add the following :</text:p>
      <text:p text:style-name="P32"/>
      <text:p text:style-name="P4">// special for SODAQ to enable GPS module </text:p>
      <text:p text:style-name="P4">#if defined(ARDUINO_SODAQ_AUTONOMO) || defined(ARDUINO_SODAQ_SARA) || defined(ARDUINO_SODAQ_SFF)</text:p>
      <text:p text:style-name="P4"><text:s text:c="2"/>pinMode(GPS_ENABLE, OUTPUT);</text:p>
      <text:p text:style-name="P4"><text:s text:c="2"/>digitalWrite(GPS_ENABLE, HIGH);</text:p>
      <text:p text:style-name="P4"><text:s text:c="2"/>delay(2000);</text:p>
      <text:p text:style-name="P4">#endif</text:p>
      <text:p text:style-name="P3"/>
      <text:p text:style-name="P31">After <text:s/>changing the call should look like : <text:span text:style-name="T9">(removed comment lines)</text:span></text:p>
      <text:p text:style-name="P32"/>
      <text:p text:style-name="P6">boolean SFE_UBLOX_GPS::begin(TwoWire &amp;wirePort, uint8_t deviceAddress)</text:p>
      <text:p text:style-name="P6">{</text:p>
      <text:p text:style-name="P6"><text:s text:c="2"/>commType = COMM_TYPE_I2C;</text:p>
      <text:p text:style-name="P6"><text:s text:c="2"/>_i2cPort = &amp;wirePort; //Grab which port the user wants us to use</text:p>
      <text:p text:style-name="P6"><text:s text:c="3"/>_gpsI2Caddress = deviceAddress; //Store the I2C address from user</text:p>
      <text:p text:style-name="P6"/>
      <text:p text:style-name="P10">// special for SODAQ to enable GPS module </text:p>
      <text:p text:style-name="P10">#if defined(ARDUINO_SODAQ_AUTONOMO) || defined(ARDUINO_SODAQ_SARA) || defined(ARDUINO_SODAQ_SFF)</text:p>
      <text:p text:style-name="P10"><text:s text:c="2"/>pinMode(GPS_ENABLE, OUTPUT);</text:p>
      <text:p text:style-name="P10"><text:s text:c="2"/>digitalWrite(GPS_ENABLE, HIGH);</text:p>
      <text:p text:style-name="P10"><text:s text:c="2"/>delay(2000);</text:p>
      <text:p text:style-name="P10">#endif</text:p>
      <text:p text:style-name="P6"/>
      <text:p text:style-name="P6"><text:s text:c="2"/>return (isConnected());</text:p>
      <text:p text:style-name="P6">}</text:p>
      <text:p text:style-name="P6"/>
      <text:h text:style-name="Heading_20_2" text:outline-level="2"><text:bookmark-start text:name="__RefHeading___Toc186_1049691632"/>1.2 <text:span text:style-name="T24">OR C</text:span>hange <text:span text:style-name="T24">to</text:span> <text:span text:style-name="T23">sketch</text:span><text:bookmark-end text:name="__RefHeading___Toc186_1049691632"/></text:h>
      <text:p text:style-name="P9"/>
      <text:p text:style-name="P9">Instead of changing <text:span text:style-name="T6">Sparkfun_Ublox_Arduino_library.cpp </text:span><text:span text:style-name="T3">a</text:span> change in the <text:s/>sketch setup() can also be applied <text:span text:style-name="T3">before</text:span> <text:s/>a call : <text:s text:c="2"/></text:p>
      <text:p text:style-name="P16">if (myGPS.begin() == false) {}</text:p>
      <text:p text:style-name="P9"/>
      <text:p text:style-name="P9">Add there :</text:p>
      <text:p text:style-name="P9"/>
      <text:p text:style-name="P11"><text:s text:c="2"/>pinMode(GPS_ENABLE, OUTPUT);</text:p>
      <text:p text:style-name="P11"><text:s text:c="2"/>digitalWrite(GPS_ENABLE, HIGH);</text:p>
      <text:p text:style-name="P11"><text:s text:c="2"/>delay(2000);</text:p>
      <text:p text:style-name="P5"/>
      <text:h text:style-name="P38" text:outline-level="1"><text:bookmark-start text:name="__RefHeading___Toc119_1049691632"/><text:soft-page-break/><text:span text:style-name="T20">2. </text:span>(Optional) <text:s/>checkUblox errors<text:bookmark-end text:name="__RefHeading___Toc119_1049691632"/></text:h>
      <text:p text:style-name="P7"/>
      <text:p text:style-name="P7">Some examples (like Example 1_<text:span text:style-name="T20">BasicNMEARead</text:span>), <text:span text:style-name="T20">would</text:span> not compile due to :</text:p>
      <text:p text:style-name="P12">error: no matching function for call to 'SFE_UBLOX_GPS::checkUblox()'</text:p>
      <text:p text:style-name="P7"><text:s/></text:p>
      <text:p text:style-name="P7">It <text:span text:style-name="T22">looks</text:span> that the checkUblox() has been changed after the examples were created. The quickest way to solve is to define an ubxPacket-object and add <text:span text:style-name="T10">a pointer to </text:span>that in the call. It does not need to be initialized, as it is not used in I2C communication.</text:p>
      <text:p text:style-name="P7"/>
      <text:p text:style-name="P12">ubxPacket pp;</text:p>
      <text:p text:style-name="P12">myGPS.checkUblox(&amp;pp);</text:p>
      <text:p text:style-name="P7"/>
      <text:p text:style-name="P7"/>
      <text:h text:style-name="P38" text:outline-level="1"><text:bookmark-start text:name="__RefHeading___Toc121_1049691632"/><text:span text:style-name="T20">3. </text:span>(Optional) NMEA messages not showing<text:bookmark-end text:name="__RefHeading___Toc121_1049691632"/></text:h>
      <text:p text:style-name="P7">After running example3_GetPosition, the examples with NMEA would not work <text:span text:style-name="T8">without </text:span><text:span text:style-name="T3">removing and reconnecting</text:span> the power</text:p>
      <text:p text:style-name="P7"/>
      <text:p text:style-name="P7">The root cause is because the NMEA messages were disabled in example3_GetPosition with :</text:p>
      <text:p text:style-name="P7"/>
      <text:p text:style-name="P13">myGPS.setI2COutput(COM_TYPE_UBX); //Set the I2C port to output UBX only (turn off NMEA noise)</text:p>
      <text:p text:style-name="P7"/>
      <text:p text:style-name="P8">Instead of removing the power, this can also be resolved by adding <text:span text:style-name="T20">at the end of</text:span> setup<text:span text:style-name="T20">() in example3</text:span></text:p>
      <text:p text:style-name="P7"/>
      <text:p text:style-name="P14">myGPS.setI2COutput(COM_TYPE_<text:span text:style-name="T10">NMEA</text:span>); //Set the I2C port to output <text:span text:style-name="T10">NMEA</text:span> only</text:p>
      <text:p text:style-name="P15"/>
      <text:p text:style-name="P17"/>
      <text:h text:style-name="Heading_20_1" text:outline-level="1"><text:bookmark-start text:name="__RefHeading___Toc131_1049691632"/>4. (INFO) save configuration<text:bookmark-end text:name="__RefHeading___Toc131_1049691632"/></text:h>
      <text:p text:style-name="P21"/>
      <text:p text:style-name="P17"><text:span text:style-name="T20">A</text:span> line <text:span text:style-name="T22">like </text:span><text:s/>: <text:span text:style-name="T11">myGPS.saveConfiguration(); //Save the current settings to flash and BBR</text:span> has limited impact on the SODAQ board,</text:p>
      <text:p text:style-name="P17"><text:span text:style-name="T20">as </text:span>the backup-power is the same as the VCC. So removing the power from the SODAQ board removes the back<text:span text:style-name="T20">up </text:span>power and thus clears the Back<text:span text:style-name="T20">up</text:span>PowerRAM (BBR). Some of the Sparkfun boards have a battery connected to the backup power. I<text:span text:style-name="T22">f there is a battery, this approach would </text:span>will help to find the different satellites faster <text:s/>(warm boot, instead of cold boot ).</text:p>
      <text:p text:style-name="P17"/>
      <text:p text:style-name="P21">The impact for the SODAQ board is that changes applied will be lost after power off. E.g. setting a new I2C address will work, but will be reverted back to the original (0x42) a number of example sketch <text:span text:style-name="T22">and satellite information is lost.</text:span></text:p>
      <text:h text:style-name="Heading_20_1" text:outline-level="1"><text:bookmark-start text:name="__RefHeading___Toc123_1049691632"/><text:span text:style-name="T20">5. </text:span>(Optional) getting firmware information<text:bookmark-end text:name="__RefHeading___Toc123_1049691632"/></text:h>
      <text:p text:style-name="P18"/>
      <text:p text:style-name="P18">The Sparkfun library has an example8_GetProtocalVersion() to display the protocol version of the SAM-8MQ. <text:s/>However if you want to the firmware information, <text:span text:style-name="T22">like </text:span>which is displayed at reboot. <text:span text:style-name="T18">The following approach can display the following information:</text:span></text:p>
      <text:p text:style-name="P18"/>
      <text:p text:style-name="P18">ROM CORE 3.01 (107888)</text:p>
      <text:p text:style-name="P18">00080000 <text:s/>FWVER=SPG 3.01 <text:s text:c="5"/></text:p>
      <text:p text:style-name="P18">PROTVER=18.00 <text:s text:c="6"/></text:p>
      <text:p text:style-name="P18">GPS;GLO;GAL;BDS <text:s text:c="4"/></text:p>
      <text:p text:style-name="P18">SBAS;IMES;QZSS <text:s text:c="4"/></text:p>
      <text:p text:style-name="P18"/>
      <text:p text:style-name="P21">Changes are needed on the following places :</text:p>
      <text:list xml:id="list1018447619" text:style-name="L1">
        <text:list-item>
          <text:p text:style-name="P22">Within an example sketch</text:p>
        </text:list-item>
        <text:list-item>
          <text:p text:style-name="P25"><text:span text:style-name="T1">Sparkfun_Ublox_Arduino_library.h </text:span></text:p>
        </text:list-item>
        <text:list-item>
          <text:p text:style-name="P24"><text:span text:style-name="T1">Sparkfun_Ublox_Arduino_library.cpp</text:span></text:p>
        </text:list-item>
      </text:list>
      <text:h text:style-name="P41" text:outline-level="2"/>
      <text:h text:style-name="P42" text:outline-level="2"><text:bookmark-start text:name="__RefHeading___Toc125_1049691632"/><text:span text:style-name="T20">5.1 </text:span>Changes to an example sketch <text:bookmark-end text:name="__RefHeading___Toc125_1049691632"/></text:h>
      <text:p text:style-name="P20"><text:span text:style-name="T19"/></text:p>
      <text:h text:style-name="Heading_20_3" text:outline-level="3"><text:bookmark-start text:name="__RefHeading___Toc133_1049691632"/><text:span text:style-name="T20">5.1.1 </text:span>Add the following routine :<text:bookmark-end text:name="__RefHeading___Toc133_1049691632"/></text:h>
      <text:p text:style-name="P20"><text:span text:style-name="T19"/></text:p>
      <text:p text:style-name="P20"><text:span text:style-name="T19">void get_firmware()</text:span></text:p>
      <text:p text:style-name="P20"><text:span text:style-name="T19">{</text:span></text:p>
      <text:p text:style-name="P20"><text:span text:style-name="T19"><text:s text:c="2"/>uint8_t len, buff_len = 250;</text:span></text:p>
      <text:p text:style-name="P20"><text:span text:style-name="T19"><text:s text:c="2"/>uint8_t buff[buff_len];</text:span></text:p>
      <text:p text:style-name="P20"><text:span text:style-name="T19"/></text:p>
      <text:p text:style-name="P20"><text:span text:style-name="T19"><text:s text:c="2"/>if (myGPS.getFirmware(buff, buff_len, &amp;len)) {</text:span></text:p>
      <text:p text:style-name="P20"><text:span text:style-name="T19"><text:s text:c="4"/></text:span></text:p>
      <text:p text:style-name="P20"><text:span text:style-name="T19"><text:s text:c="4"/>Serial.print(F("Version information:"));</text:span></text:p>
      <text:p text:style-name="P20"><text:span text:style-name="T19"><text:s text:c="4"/></text:span></text:p>
      <text:p text:style-name="P20"><text:span text:style-name="T19"><text:s text:c="5"/>for (int location = 0; location &lt; len; location++)</text:span></text:p>
      <text:p text:style-name="P20"><text:span text:style-name="T19"><text:s text:c="5"/>{</text:span></text:p>
      <text:p text:style-name="P20"><text:span text:style-name="T19"><text:s text:c="7"/>if (location % 30 == 0) Serial.println();</text:span></text:p>
      <text:p text:style-name="P20"><text:span text:style-name="T19"><text:s text:c="7"/>Serial.write(buff[location]);</text:span></text:p>
      <text:p text:style-name="P20"><text:span text:style-name="T19"><text:s text:c="5"/>}</text:span></text:p>
      <text:p text:style-name="P20"><text:span text:style-name="T19"><text:s text:c="5"/>Serial.println();</text:span></text:p>
      <text:p text:style-name="P20"><text:span text:style-name="T19"><text:s text:c="2"/>}</text:span></text:p>
      <text:p text:style-name="P20"><text:span text:style-name="T19">}</text:span></text:p>
      <text:p text:style-name="P20"><text:span text:style-name="T19"/></text:p>
      <text:h text:style-name="Heading_20_3" text:outline-level="3"><text:bookmark-start text:name="__RefHeading___Toc135_1049691632"/><text:span text:style-name="T20">5.1.2 </text:span>Add at the end of setup :<text:bookmark-end text:name="__RefHeading___Toc135_1049691632"/></text:h>
      <text:p text:style-name="P20"><text:span text:style-name="T19"/></text:p>
      <text:p text:style-name="P23">get_firmware();</text:p>
      <text:p text:style-name="P18"/>
      <text:p text:style-name="P18"/>
      <text:h text:style-name="Heading_20_2" text:outline-level="2"><text:bookmark-start text:name="__RefHeading___Toc127_1049691632"/><text:span text:style-name="T7">5.2 </text:span><text:span text:style-name="T6">Sparkfun_Ublox_Arduino_library.</text:span><text:span text:style-name="T3">h </text:span><text:bookmark-end text:name="__RefHeading___Toc127_1049691632"/></text:h>
      <text:p text:style-name="P20"><text:span text:style-name="T3"/></text:p>
      <text:p text:style-name="P23"><text:span text:style-name="T20">Add i</text:span>n the public area (around line 455):</text:p>
      <text:p text:style-name="P20"><text:span text:style-name="T3"><text:s text:c="4"/>boolean getFirmware(uint8_t *buf, uint8_t len, uint8_t *r_len, uint16_t maxWait = defaultMaxWait); <text:s text:c="13"/>// added PVH</text:span></text:p>
      <text:p text:style-name="P19"/>
      <text:p text:style-name="P19"/>
      <text:p text:style-name="P37"/>
      <text:h text:style-name="Heading_20_2" text:outline-level="2"><text:bookmark-start text:name="__RefHeading___Toc129_1049691632"/><text:span text:style-name="T7">5.3 </text:span><text:span text:style-name="T6">Sparkfun_Ublox_Arduino_library.cpp</text:span><text:span text:style-name="T1"> <text:s/></text:span><text:bookmark-end text:name="__RefHeading___Toc129_1049691632"/></text:h>
      <text:p text:style-name="P19"/>
      <text:p text:style-name="P19">boolean SFE_UBLOX_GPS::getFirmware(uint8_t *buf, uint8_t len, uint8_t *r_len,uint16_t maxWait)</text:p>
      <text:p text:style-name="P19">{</text:p>
      <text:p text:style-name="P19"><text:s text:c="2"/>uint8_t location;</text:p>
      <text:p text:style-name="P19"/>
      <text:p text:style-name="P19"><text:s text:c="2"/>//Send packet with only CLS and ID, length of zero. This will cause the module to respond with the contents of that CLS/ID.</text:p>
      <text:p text:style-name="P19"><text:s text:c="2"/>packetCfg.cls = UBX_CLASS_MON;</text:p>
      <text:p text:style-name="P19"><text:s text:c="2"/>packetCfg.id = UBX_MON_VER;</text:p>
      <text:p text:style-name="P19"/>
      <text:p text:style-name="P19"><text:s text:c="2"/>packetCfg.len = 0;</text:p>
      <text:p text:style-name="P19"><text:s text:c="2"/>packetCfg.startingSpot = 0;</text:p>
      <text:p text:style-name="P19"/>
      <text:p text:style-name="P19"><text:s text:c="2"/>if (sendCommand(&amp;packetCfg, maxWait) != SFE_UBLOX_STATUS_DATA_RECEIVED) // We are only expecting data (no ACK)</text:p>
      <text:p text:style-name="P19"><text:s text:c="4"/>return (false); //If command send fails then bail</text:p>
      <text:p text:style-name="P19"/>
      <text:p text:style-name="P19"><text:s text:c="2"/>//Payload should now contain ~220 characters (depends on module type)</text:p>
      <text:p text:style-name="P19"><text:s text:c="2"/>for (location = 0; location &lt; packetCfg.len ; location++)</text:p>
      <text:p text:style-name="P19"><text:s text:c="2"/>{</text:p>
      <text:p text:style-name="P19"><text:s text:c="6"/>buf[location] = payloadCfg[location];</text:p>
      <text:p text:style-name="P19"><text:s text:c="6"/>if (location + 1 &gt; len) break;</text:p>
      <text:p text:style-name="P19"><text:s text:c="2"/>}</text:p>
      <text:p text:style-name="P19"/>
      <text:p text:style-name="P19"><text:s text:c="2"/>buf[location] = 0x0; <text:s/>//terminate</text:p>
      <text:p text:style-name="P19"><text:s text:c="2"/>*r_len = location;</text:p>
      <text:p text:style-name="P19"/>
      <text:p text:style-name="P19"><text:s text:c="2"/>return (true); //Success!</text:p>
      <text:p text:style-name="P19">}</text:p>
      <text:p text:style-name="P19"/>
      <text:p text:style-name="P19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0fc24" officeooo:paragraph-rsid="0020fc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AM-8MQ library on SODAQ<text:tab/>page <text:page-number text:select-page="current">5</text:page-number><text:s/>of <text:page-count>5</text:page-count><text:tab/>Version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6:56:48.294274792</meta:creation-date>
    <dc:date>2020-05-01T22:04:39.209137960</dc:date>
    <meta:editing-duration>PT30M1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131" meta:word-count="939" meta:character-count="6616" meta:non-whitespace-character-count="5618"/>
  </office:meta>
</office:document-meta>
</file>